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_2f_test_2f_grp1results_2f_result" style:display-name="/test/grp1results/result" style:family="table">
      <style:table-properties style:width="17cm" table:align="margins"/>
    </style:style>
    <style:style style:name="_2f_test_2f_grp1results_2f_result.A" style:display-name="/test/grp1results/result.A" style:family="table-column">
      <style:table-column-properties style:column-width="8.5cm" style:rel-column-width="32767*"/>
    </style:style>
    <style:style style:name="_2f_test_2f_grp1results_2f_result.B" style:display-name="/test/grp1results/result.B" style:family="table-column">
      <style:table-column-properties style:column-width="4.002cm" style:rel-column-width="15428*"/>
    </style:style>
    <style:style style:name="_2f_test_2f_grp1results_2f_result.C" style:display-name="/test/grp1results/result.C" style:family="table-column">
      <style:table-column-properties style:column-width="4.498cm" style:rel-column-width="17340*"/>
    </style:style>
    <style:style style:name="_2f_test_2f_grp1results_2f_result.A1" style:display-name="/test/grp1results/result.A1" style:family="table-cell">
      <style:table-cell-properties fo:padding="0.097cm" fo:border-left="0.05pt solid #000000" fo:border-right="none" fo:border-top="0.05pt solid #000000" fo:border-bottom="0.05pt solid #000000"/>
    </style:style>
    <style:style style:name="_2f_test_2f_grp1results_2f_result.C1" style:display-name="/test/grp1results/result.C1" style:family="table-cell">
      <style:table-cell-properties fo:padding="0.097cm" fo:border="0.05pt solid #000000"/>
    </style:style>
    <style:style style:name="_2f_test_2f_grp1results_2f_result.A2" style:display-name="/test/grp1results/result.A2" style:family="table-cell">
      <style:table-cell-properties fo:padding="0.097cm" fo:border-left="0.05pt solid #000000" fo:border-right="none" fo:border-top="none" fo:border-bottom="0.05pt solid #000000"/>
    </style:style>
    <style:style style:name="_2f_test_2f_grp1results_2f_result.C2" style:display-name="/test/grp1results/result.C2" style:family="table-cell">
      <style:table-cell-properties fo:padding="0.097cm" fo:border-left="0.05pt solid #000000" fo:border-right="0.05pt solid #000000" fo:border-top="none" fo:border-bottom="0.05pt solid #000000"/>
    </style:style>
    <style:style style:name="_2f_test_2f_grp2results_2f_result" style:display-name="/test/grp2results/result" style:family="table">
      <style:table-properties style:width="17cm" table:align="margins"/>
    </style:style>
    <style:style style:name="_2f_test_2f_grp2results_2f_result.A" style:display-name="/test/grp2results/result.A" style:family="table-column">
      <style:table-column-properties style:column-width="8.5cm" style:rel-column-width="32767*"/>
    </style:style>
    <style:style style:name="_2f_test_2f_grp2results_2f_result.B" style:display-name="/test/grp2results/result.B" style:family="table-column">
      <style:table-column-properties style:column-width="4.002cm" style:rel-column-width="15428*"/>
    </style:style>
    <style:style style:name="_2f_test_2f_grp2results_2f_result.C" style:display-name="/test/grp2results/result.C" style:family="table-column">
      <style:table-column-properties style:column-width="4.498cm" style:rel-column-width="17340*"/>
    </style:style>
    <style:style style:name="_2f_test_2f_grp2results_2f_result.A1" style:display-name="/test/grp2results/result.A1" style:family="table-cell">
      <style:table-cell-properties fo:padding="0.097cm" fo:border-left="0.05pt solid #000000" fo:border-right="none" fo:border-top="0.05pt solid #000000" fo:border-bottom="0.05pt solid #000000"/>
    </style:style>
    <style:style style:name="_2f_test_2f_grp2results_2f_result.C1" style:display-name="/test/grp2results/result.C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8618a" officeooo:paragraph-rsid="0008618a"/>
    </style:style>
    <style:style style:name="P2" style:family="paragraph" style:parent-style-name="Standard">
      <style:text-properties officeooo:rsid="0008618a" officeooo:paragraph-rsid="0015512d"/>
    </style:style>
    <style:style style:name="P3" style:family="paragraph" style:parent-style-name="Standard">
      <style:paragraph-properties fo:text-align="end" style:justify-single-word="false"/>
      <style:text-properties officeooo:rsid="000b793d" officeooo:paragraph-rsid="000b793d"/>
    </style:style>
    <style:style style:name="P4" style:family="paragraph" style:parent-style-name="Standard">
      <style:paragraph-properties fo:text-align="center" style:justify-single-word="false"/>
      <style:text-properties officeooo:rsid="000c21ca" officeooo:paragraph-rsid="000c21ca"/>
    </style:style>
    <style:style style:name="P5" style:family="paragraph" style:parent-style-name="Standard">
      <style:paragraph-properties fo:text-align="center" style:justify-single-word="false"/>
      <style:text-properties officeooo:rsid="000c21ca" officeooo:paragraph-rsid="0011f049"/>
    </style:style>
    <style:style style:name="P6" style:family="paragraph" style:parent-style-name="Standard">
      <style:text-properties officeooo:paragraph-rsid="0015512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c21ca" officeooo:paragraph-rsid="000c21c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35512" officeooo:paragraph-rsid="00135512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72ff8" officeooo:paragraph-rsid="00172ff8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color="#ff0000" officeooo:paragraph-rsid="001385d4"/>
    </style:style>
    <style:style style:name="P11" style:family="paragraph" style:parent-style-name="Table_20_Contents">
      <style:paragraph-properties fo:text-align="end" style:justify-single-word="false"/>
      <style:text-properties fo:color="#ff0000" officeooo:paragraph-rsid="0015512d"/>
    </style:style>
    <style:style style:name="P12" style:family="paragraph" style:parent-style-name="Table_20_Contents">
      <style:paragraph-properties fo:text-align="end" style:justify-single-word="false"/>
      <style:text-properties fo:color="#0000ff" officeooo:paragraph-rsid="001385d4"/>
    </style:style>
    <style:style style:name="P13" style:family="paragraph" style:parent-style-name="Table_20_Contents">
      <style:paragraph-properties fo:text-align="end" style:justify-single-word="false"/>
      <style:text-properties fo:color="#0000ff" officeooo:paragraph-rsid="0015512d"/>
    </style:style>
    <style:style style:name="P14" style:family="paragraph" style:parent-style-name="Table_20_Contents">
      <style:text-properties officeooo:paragraph-rsid="0015512d"/>
    </style:style>
    <style:style style:name="T1" style:family="text">
      <style:text-properties officeooo:rsid="000c21ca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76c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Standard"/>
      <text:p text:style-name="P5"><text:span text:style-name="T2">Результаты теста</text:span> </text:p>
      <text:p text:style-name="P5"><text:span text:style-name="T3">“</text:span><text:bookmark text:name="}test}$testname"/><text:span text:style-name="T3">”</text:span></text:p>
      <text:p text:style-name="P4">от <text:bookmark text:name="}test}$testdate"/></text:p>
      <text:p text:style-name="P1"><text:tab/><text:tab/><text:tab/><text:tab/><text:tab/><text:tab/></text:p>
      <table:table table:name="/test/grp1results/result" table:style-name="_2f_test_2f_grp1results_2f_result">
        <table:table-column table:style-name="_2f_test_2f_grp1results_2f_result.A"/>
        <table:table-column table:style-name="_2f_test_2f_grp1results_2f_result.B"/>
        <table:table-column table:style-name="_2f_test_2f_grp1results_2f_result.C"/>
        <table:table-row>
          <table:table-cell table:style-name="_2f_test_2f_grp1results_2f_result.A1" office:value-type="string">
            <text:p text:style-name="P7">Норматив</text:p>
          </table:table-cell>
          <table:table-cell table:style-name="_2f_test_2f_grp1results_2f_result.A1" office:value-type="string">
            <text:p text:style-name="P8">Результат</text:p>
          </table:table-cell>
          <table:table-cell table:style-name="_2f_test_2f_grp1results_2f_result.C1" office:value-type="string">
            <text:p text:style-name="P9">Интервал</text:p>
          </table:table-cell>
        </table:table-row>
        <table:table-row>
          <table:table-cell table:style-name="_2f_test_2f_grp1results_2f_result.A2" office:value-type="string">
            <text:p text:style-name="Table_20_Contents">@varname</text:p>
          </table:table-cell>
          <table:table-cell table:style-name="_2f_test_2f_grp1results_2f_result.A2" office:value-type="string">
            <text:p text:style-name="P10">@value<text:span text:style-name="T4">1</text:span></text:p>
          </table:table-cell>
          <table:table-cell table:style-name="_2f_test_2f_grp1results_2f_result.C2" office:value-type="string">
            <text:p text:style-name="P12">@interval<text:span text:style-name="T4">1</text:span></text:p>
          </table:table-cell>
        </table:table-row>
      </table:table>
      <text:p text:style-name="P1"/>
      <text:p text:style-name="P1"><text:span text:style-name="T1">Преподаватель</text:span>______________________</text:p>
      <text:p text:style-name="P1"/>
      <text:p text:style-name="P2"/>
      <table:table table:name="/test/grp2results/result" table:style-name="_2f_test_2f_grp2results_2f_result">
        <table:table-column table:style-name="_2f_test_2f_grp2results_2f_result.A"/>
        <table:table-column table:style-name="_2f_test_2f_grp2results_2f_result.B"/>
        <table:table-column table:style-name="_2f_test_2f_grp2results_2f_result.C"/>
        <table:table-row>
          <table:table-cell table:style-name="_2f_test_2f_grp2results_2f_result.A1" office:value-type="string">
            <text:p text:style-name="P14"/>
          </table:table-cell>
          <table:table-cell table:style-name="_2f_test_2f_grp2results_2f_result.A1" office:value-type="string">
            <text:p text:style-name="P11"/>
          </table:table-cell>
          <table:table-cell table:style-name="_2f_test_2f_grp2results_2f_result.C1" office:value-type="string">
            <text:p text:style-name="P13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08:40:35.511648765</meta:creation-date>
    <dc:date>2019-10-23T17:13:21.000132305</dc:date>
    <meta:editing-duration>PT2H25M27S</meta:editing-duration>
    <meta:editing-cycles>16</meta:editing-cycles>
    <meta:generator>LibreOffice/6.0.7.3$Linux_X86_64 LibreOffice_project/00m0$Build-3</meta:generator>
    <dc:creator>zhd  </dc:creator>
    <meta:document-statistic meta:table-count="2" meta:image-count="0" meta:object-count="0" meta:page-count="1" meta:paragraph-count="11" meta:word-count="11" meta:character-count="113" meta:non-whitespace-character-count="104"/>
  </office:meta>
</office:document-meta>
</file>